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URW Bookman L" svg:font-family="'URW Bookman 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font-size="14pt" officeooo:rsid="0005dace" officeooo:paragraph-rsid="0005dace" style:font-size-asian="14pt" style:font-size-complex="14pt"/>
    </style:style>
    <style:style style:name="P2" style:family="paragraph" style:parent-style-name="Standard">
      <style:text-properties style:font-name="Century Schoolbook L" fo:font-size="14pt" style:text-underline-style="solid" style:text-underline-width="auto" style:text-underline-color="font-color" fo:font-weight="bold" officeooo:rsid="0005dace" officeooo:paragraph-rsid="0005dace" style:font-size-asian="14pt" style:font-weight-asian="bold" style:font-size-complex="14pt" style:font-weight-complex="bold"/>
    </style:style>
    <style:style style:name="P3" style:family="paragraph" style:parent-style-name="Standard" style:list-style-name="L1">
      <style:text-properties style:font-name="Century Schoolbook L" fo:font-size="14pt" officeooo:rsid="0007ebdf" officeooo:paragraph-rsid="0007ebdf" style:font-size-asian="14pt" style:font-size-complex="14pt"/>
    </style:style>
    <style:style style:name="P4" style:family="paragraph" style:parent-style-name="Standard" style:list-style-name="L1">
      <style:text-properties style:font-name="Century Schoolbook L" fo:font-size="14pt" officeooo:rsid="0005dace" officeooo:paragraph-rsid="0005dace" style:font-size-asian="14pt" style:font-size-complex="14pt"/>
    </style:style>
    <style:style style:name="P5" style:family="paragraph" style:parent-style-name="Standard" style:list-style-name="L2">
      <style:text-properties style:font-name="Century Schoolbook L" fo:font-size="14pt" officeooo:rsid="0005dace" officeooo:paragraph-rsid="0005dace" style:font-size-asian="14pt" style:font-size-complex="14pt"/>
    </style:style>
    <style:style style:name="P6" style:family="paragraph" style:parent-style-name="Standard" style:list-style-name="L3">
      <style:text-properties style:font-name="Century Schoolbook L" fo:font-size="14pt" officeooo:rsid="0005dace" officeooo:paragraph-rsid="0005dace" style:font-size-asian="14pt" style:font-size-complex="14pt"/>
    </style:style>
    <style:style style:name="P7" style:family="paragraph" style:parent-style-name="Standard">
      <style:paragraph-properties fo:line-height="200%" fo:text-align="center" style:justify-single-word="false"/>
      <style:text-properties style:font-name="URW Bookman L" fo:font-size="16pt" style:text-underline-style="solid" style:text-underline-width="auto" style:text-underline-color="font-color" fo:font-weight="bold" officeooo:rsid="0005dace" officeooo:paragraph-rsid="0005dace" style:font-size-asian="16pt" style:font-weight-asian="bold" style:font-size-complex="16pt" style:font-weight-complex="bold"/>
    </style:style>
    <style:style style:name="P8" style:family="paragraph" style:parent-style-name="Footer">
      <style:text-properties officeooo:rsid="00096d34" officeooo:paragraph-rsid="00096d34"/>
    </style:style>
    <style:style style:name="T1" style:family="text">
      <style:text-properties officeooo:rsid="0006e0fe"/>
    </style:style>
    <style:style style:name="T2" style:family="text">
      <style:text-properties officeooo:rsid="0007ebd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kpoll Privacy Policy</text:p>
      <text:p text:style-name="P1">This privacy policy sets out how Inkpoll uses and protects any information that you give Inkpoll when you use this website. Inkpoll is committed to ensuring that your privacy is protected. Should we ask you to provide certain information by which you can be identified when using this website, then you can be assured that it will only be used in accordance with this privacy statement. Inkpoll may change this policy from time to time by updating this page. You should check this page from time to time to ensure that you are happy with any changes. This policy is effective from 1st J<text:span text:style-name="T2">une</text:span> 201<text:span text:style-name="T2">7</text:span>.</text:p>
      <text:p text:style-name="P1"/>
      <text:p text:style-name="P1"/>
      <text:p text:style-name="P2">What we collect</text:p>
      <text:p text:style-name="P1"/>
      <text:p text:style-name="P1">We may collect the following information:</text:p>
      <text:list xml:id="list359164809658603312" text:style-name="L1">
        <text:list-item>
          <text:p text:style-name="P3">Your name and picture</text:p>
        </text:list-item>
        <text:list-item>
          <text:p text:style-name="P4"><text:span text:style-name="T2">C</text:span>ontact information including email address</text:p>
        </text:list-item>
        <text:list-item>
          <text:p text:style-name="P4"><text:span text:style-name="T2">D</text:span>emographic information such as postcode, preferences and interests</text:p>
        </text:list-item>
        <text:list-item>
          <text:p text:style-name="P4"><text:span text:style-name="T2">O</text:span>ther information relevant to customer surveys and/or offers<text:line-break/></text:p>
          <text:p text:style-name="P4"/>
        </text:list-item>
      </text:list>
      <text:p text:style-name="P2">What we do with the information we gather</text:p>
      <text:p text:style-name="P1"/>
      <text:p text:style-name="P1">We require this information to understand your needs and provide you with a better service, and in particular for the following reasons:</text:p>
      <text:p text:style-name="P1"/>
      <text:list xml:id="list4281629095204956833" text:style-name="L2">
        <text:list-item>
          <text:p text:style-name="P5">Internal record keeping.</text:p>
        </text:list-item>
        <text:list-item>
          <text:p text:style-name="P5">We may use the information to improve our products and services.</text:p>
        </text:list-item>
        <text:list-item>
          <text:p text:style-name="P5">We may periodically send promotional emails about new <text:span text:style-name="T2">features</text:span>, special offers or other information which we think you may find interesting using the email address which you have provided.</text:p>
        </text:list-item>
        <text:list-item>
          <text:p text:style-name="P5">From time to time, we may also use your information to contact you for market research purposes. We may contact you by email, phone or mail. We may use the information to <text:span text:style-name="T2">customize</text:span> the website according to your interests.</text:p>
          <text:p text:style-name="P5"/>
        </text:list-item>
      </text:list>
      <text:p text:style-name="P1"><text:soft-page-break/></text:p>
      <text:p text:style-name="P2">Security</text:p>
      <text:p text:style-name="P2"/>
      <text:p text:style-name="P1">We are committed to ensuring that your information is secure. In order to prevent <text:span text:style-name="T1">unauthorized</text:span> access or disclosure, we have put in place suitable physical, electronic and managerial procedures to safeguard and secure the information we collect online.</text:p>
      <text:p text:style-name="P1"/>
      <text:p text:style-name="P2">Links to other websites</text:p>
      <text:p text:style-name="P1"/>
      <text:p text:style-name="P1">Our website may contain links to other websites of interest. However, once you have used these links to leave our site, you should note that we do not have any control over that other website. Therefore, we cannot be responsible for the protection and privacy of any information which you provide whilst visiting such sites and such sites are not governed by this privacy statement. You should exercise caution and look at the privacy statement applicable to the website in question.</text:p>
      <text:p text:style-name="P1"/>
      <text:p text:style-name="P2">Controlling your personal information</text:p>
      <text:p text:style-name="P1"/>
      <text:p text:style-name="P1">You may choose to restrict the collection or use of your personal information in the following ways:</text:p>
      <text:list xml:id="list1652400454370430102" text:style-name="L3">
        <text:list-item>
          <text:p text:style-name="P6">whenever you are asked to fill in a form on the website, look for the box that you can click to indicate that you do not want the information to be used by anybody for direct marketing purposes</text:p>
        </text:list-item>
        <text:list-item>
          <text:p text:style-name="P6">if you have previously agreed to us using your personal information for direct marketing purposes, you may change your mind at any time by writing to or emailing us at support@in.Inkpollindia.com</text:p>
        </text:list-item>
      </text:list>
      <text:p text:style-name="P1"/>
      <text:p text:style-name="P1">We will not sell, distribute or lease your personal information to third parties unless we have your permission or are required by law to do so. We may use your personal information to send you promotional information about third parties which we think you may find interesting if you tell us that you wish this to happen.</text:p>
      <text:p text:style-name="P1"/>
      <text:p text:style-name="P1">Inkpoll undertakes not to disclose the information provided by the customer to any person unless such action is necessary to the extent required by law and for regulatory purposes . If you believe that any <text:soft-page-break/>information we are holding on you is incorrect or incomplete, please write to or email us as soon as possible, at the above address. We will promptly correct any information found to be incor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URW Bookman L" svg:font-family="'URW Bookman 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96d34" officeooo:paragraph-rsid="00096d3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Inkpoll Privacy Policy<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3T16:45:52.655472917</meta:creation-date>
    <dc:date>2017-06-23T17:32:22.129954779</dc:date>
    <meta:editing-duration>PT14M18S</meta:editing-duration>
    <meta:editing-cycles>3</meta:editing-cycles>
    <meta:generator>LibreOffice/5.1.6.2$Linux_X86_64 LibreOffice_project/10m0$Build-2</meta:generator>
    <meta:document-statistic meta:table-count="0" meta:image-count="0" meta:object-count="0" meta:page-count="3" meta:paragraph-count="27" meta:word-count="610" meta:character-count="3591" meta:non-whitespace-character-count="3016"/>
  </office:meta>
</office:document-meta>
</file>